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12.8mm" fo:margin-right="0mm" fo:text-indent="0mm" style:auto-text-indent="false"/>
    </style:style>
    <style:style style:name="P2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0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full_name&gt;</text:placeholder></text:p>
      <text:p text:style-name="P1"><text:placeholder text:placeholder-type="text">&lt;if test="purchase.invoice_address"&gt;</text:placeholder></text:p>
      <text:p text:style-name="P1"><text:placeholder text:placeholder-type="text">&lt;for each="line in purchas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purchase.state == 'draft'"&gt;</text:placeholder></text:p>
      <text:p text:style-name="P11">Draft Purchase Order</text:p>
      <text:p text:style-name="P7"><text:placeholder text:placeholder-type="text">&lt;/when&gt;</text:placeholder></text:p>
      <text:p text:style-name="P7"><text:placeholder text:placeholder-type="text">&lt;when test="purchase.state == 'quotation'"&gt;</text:placeholder></text:p>
      <text:p text:style-name="P11">Request for Quotation N°: <text:placeholder text:placeholder-type="text">&lt;purchas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Purchase Order N°: <text:placeholder text:placeholder-type="text">&lt;purchas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purchase.party.lang) if purchase.purchas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<text:placeholder text:placeholder-type="text">&lt;for each="line in line.description.split('\n')"&gt;</text:placeholder><text:soft-page-break/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Lang(line.quantity, purchase.party.lang, digits=line.unit_digits) + (line.unit and (' ' + line.unit.symbol) or '')) or ''&gt;</text:placeholder><text:soft-page-break/></text:p>
          </table:table-cell>
          <table:table-cell table:style-name="Table1.D5" office:value-type="string">
            <text:p text:style-name="P4"><text:placeholder text:placeholder-type="text">&lt;formatLang(line.unit_price, purchase.party.lang, currency=purchase.currency)&gt;</text:placeholder><text:soft-page-break/></text:p>
          </table:table-cell>
          <table:table-cell table:style-name="Table1.D5" office:value-type="string">
            <text:p text:style-name="P5"><text:placeholder text:placeholder-type="text">&lt;for each="tax in line.taxes"&gt;</text:placeholder><text:soft-page-break/></text:p>
            <text:p text:style-name="P5"><text:placeholder text:placeholder-type="text">&lt;tax.description&gt;</text:placeholder></text:p>
            <text:p text:style-name="P5"><text:placeholder text:placeholder-type="text">&lt;/for&gt;</text:placeholder></text:p>
          </table:table-cell>
          <table:table-cell table:style-name="Table1.E8" office:value-type="string">
            <text:p text:style-name="P4"><text:placeholder text:placeholder-type="text">&lt;formatLang(line.amount, purchase.party.lang, currency=purchase.currency)&gt;</text:placeholder><text:soft-page-break/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Lang(line.amount, purchase.party.lang, currency=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3" office:value-type="string">
                  <text:p text:style-name="P4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3" office:value-type="string">
                  <text:p text:style-name="P4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4" meta:paragraph-count="69" meta:word-count="174" meta:character-count="2073" meta:non-whitespace-character-count="1968"/>
    <meta:user-defined meta:name="Info 1"/>
    <meta:user-defined meta:name="Info 2"/>
    <meta:user-defined meta:name="Info 3"/>
    <meta:user-defined meta:name="Info 4"/>
  </office:meta>
</office:document-meta>
</file>